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b88" officeooo:paragraph-rsid="001b0b88"/>
    </style:style>
    <style:style style:name="P2" style:family="paragraph" style:parent-style-name="Standard" style:list-style-name="L1">
      <style:text-properties officeooo:rsid="001b0b88" officeooo:paragraph-rsid="001b0b88"/>
    </style:style>
    <style:style style:name="P3" style:family="paragraph" style:parent-style-name="Standard" style:list-style-name="L1">
      <style:text-properties officeooo:rsid="001ca0a2" officeooo:paragraph-rsid="001ca0a2"/>
    </style:style>
    <style:style style:name="P4" style:family="paragraph" style:parent-style-name="Standard" style:list-style-name="L1">
      <style:text-properties fo:font-weight="bold" officeooo:rsid="001d7048" officeooo:paragraph-rsid="001d7048" style:font-weight-asian="bold" style:font-weight-complex="bold"/>
    </style:style>
    <style:style style:name="P5" style:family="paragraph" style:parent-style-name="Standard" style:list-style-name="L1">
      <style:text-properties fo:font-weight="bold" officeooo:rsid="00204695" officeooo:paragraph-rsid="00204695" style:font-weight-asian="bold" style:font-weight-complex="bold"/>
    </style:style>
    <style:style style:name="P6" style:family="paragraph" style:parent-style-name="Standard" style:list-style-name="L1">
      <style:text-properties fo:font-weight="bold" officeooo:rsid="0021d31c" officeooo:paragraph-rsid="0021d31c" style:font-weight-asian="bold" style:font-weight-complex="bold"/>
    </style:style>
    <style:style style:name="P7" style:family="paragraph" style:parent-style-name="Standard" style:list-style-name="L1">
      <style:text-properties fo:font-weight="bold" officeooo:rsid="0023a15c" officeooo:paragraph-rsid="0023a15c" style:font-weight-asian="bold" style:font-weight-complex="bold"/>
    </style:style>
    <style:style style:name="P8" style:family="paragraph" style:parent-style-name="Standard" style:list-style-name="L1">
      <style:text-properties fo:font-weight="bold" officeooo:rsid="00245ea1" officeooo:paragraph-rsid="00245ea1" style:font-weight-asian="bold" style:font-weight-complex="bold"/>
    </style:style>
    <style:style style:name="P9" style:family="paragraph" style:parent-style-name="Standard" style:list-style-name="L1">
      <style:text-properties fo:font-weight="bold" officeooo:rsid="00277a6c" officeooo:paragraph-rsid="00277a6c" style:font-weight-asian="bold" style:font-weight-complex="bold"/>
    </style:style>
    <style:style style:name="P10" style:family="paragraph" style:parent-style-name="Standard" style:list-style-name="L1">
      <style:text-properties fo:font-weight="bold" officeooo:rsid="0029c7ab" officeooo:paragraph-rsid="0029c7ab" style:font-weight-asian="bold" style:font-weight-complex="bold"/>
    </style:style>
    <style:style style:name="P11" style:family="paragraph" style:parent-style-name="Standard" style:list-style-name="L1">
      <style:text-properties fo:font-weight="normal" officeooo:rsid="001d7048" officeooo:paragraph-rsid="001d7048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1d31c" officeooo:paragraph-rsid="0021d31c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2e31f" officeooo:paragraph-rsid="0022e31f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9c7ab" officeooo:paragraph-rsid="0029c7ab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d508a" officeooo:paragraph-rsid="002d508a" style:font-weight-asian="normal" style:font-weight-complex="normal"/>
    </style:style>
    <style:style style:name="P16" style:family="paragraph" style:parent-style-name="Standard" style:list-style-name="L1">
      <style:text-properties style:text-underline-style="solid" style:text-underline-width="auto" style:text-underline-color="font-color" fo:font-weight="normal" officeooo:rsid="002d508a" officeooo:paragraph-rsid="002d508a" style:font-weight-asian="normal" style:font-weight-complex="normal"/>
    </style:style>
    <style:style style:name="P17" style:family="paragraph" style:parent-style-name="Standard" style:list-style-name="L1">
      <style:text-properties style:text-underline-style="none" fo:font-weight="normal" officeooo:rsid="002d508a" officeooo:paragraph-rsid="002d508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d508a" officeooo:paragraph-rsid="002d508a" style:font-weight-asian="normal" style:font-weight-complex="normal"/>
    </style:style>
    <style:style style:name="P19" style:family="paragraph" style:parent-style-name="Standard" style:list-style-name="L2">
      <style:text-properties style:text-underline-style="none" fo:font-weight="normal" officeooo:rsid="002ef690" officeooo:paragraph-rsid="002ef690" style:font-weight-asian="normal" style:font-weight-complex="normal"/>
    </style:style>
    <style:style style:name="P20" style:family="paragraph" style:parent-style-name="Standard" style:list-style-name="L2">
      <style:text-properties style:text-underline-style="none" fo:font-weight="bold" officeooo:rsid="0030bd95" officeooo:paragraph-rsid="0030bd95" style:font-weight-asian="bold" style:font-weight-complex="bold"/>
    </style:style>
    <style:style style:name="P21" style:family="paragraph" style:parent-style-name="Standard" style:list-style-name="L2">
      <style:text-properties style:text-underline-style="none" fo:font-weight="bold" officeooo:rsid="00310a72" officeooo:paragraph-rsid="00310a72" style:font-weight-asian="bold" style:font-weight-complex="bold"/>
    </style:style>
    <style:style style:name="P22" style:family="paragraph" style:parent-style-name="Standard" style:list-style-name="L2">
      <style:text-properties style:text-underline-style="none" fo:font-weight="bold" officeooo:rsid="00328d24" officeooo:paragraph-rsid="00328d24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328d24" officeooo:paragraph-rsid="00328d24" style:font-weight-asian="bold" style:font-weight-complex="bold"/>
    </style:style>
    <style:style style:name="P24" style:family="paragraph" style:parent-style-name="Standard" style:list-style-name="L2">
      <style:text-properties style:text-underline-style="none" fo:font-weight="bold" officeooo:rsid="003452ed" officeooo:paragraph-rsid="003452ed" style:font-weight-asian="bold" style:font-weight-complex="bold"/>
    </style:style>
    <style:style style:name="P25" style:family="paragraph" style:parent-style-name="Standard" style:list-style-name="L2">
      <style:text-properties style:text-underline-style="none" fo:font-weight="bold" officeooo:rsid="003601cf" officeooo:paragraph-rsid="003601cf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364f33" officeooo:paragraph-rsid="00364f33" style:font-weight-asian="bold" style:font-weight-complex="bold"/>
    </style:style>
    <style:style style:name="P27" style:family="paragraph" style:parent-style-name="Standard" style:list-style-name="L4">
      <style:text-properties style:text-underline-style="none" fo:font-weight="bold" officeooo:rsid="003685e3" officeooo:paragraph-rsid="003685e3" style:font-weight-asian="bold" style:font-weight-complex="bold"/>
    </style:style>
    <style:style style:name="P28" style:family="paragraph" style:parent-style-name="Standard" style:list-style-name="L4">
      <style:text-properties style:text-underline-style="none" fo:font-weight="bold" officeooo:rsid="00373327" officeooo:paragraph-rsid="00373327" style:font-weight-asian="bold" style:font-weight-complex="bold"/>
    </style:style>
    <style:style style:name="P29" style:family="paragraph" style:parent-style-name="Standard" style:list-style-name="L4">
      <style:text-properties style:text-underline-style="none" fo:font-weight="bold" officeooo:rsid="0037615b" officeooo:paragraph-rsid="0037615b" style:font-weight-asian="bold" style:font-weight-complex="bold"/>
    </style:style>
    <style:style style:name="T1" style:family="text">
      <style:text-properties officeooo:rsid="001ee3d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624b1" style:font-weight-asian="normal" style:font-weight-complex="normal"/>
    </style:style>
    <style:style style:name="T4" style:family="text">
      <style:text-properties fo:font-weight="normal" officeooo:rsid="00277a6c" style:font-weight-asian="normal" style:font-weight-complex="normal"/>
    </style:style>
    <style:style style:name="T5" style:family="text">
      <style:text-properties fo:font-weight="normal" officeooo:rsid="00296caf" style:font-weight-asian="normal" style:font-weight-complex="normal"/>
    </style:style>
    <style:style style:name="T6" style:family="text">
      <style:text-properties fo:font-weight="normal" officeooo:rsid="00328d24" style:font-weight-asian="normal" style:font-weight-complex="normal"/>
    </style:style>
    <style:style style:name="T7" style:family="text">
      <style:text-properties fo:font-weight="normal" officeooo:rsid="003601cf" style:font-weight-asian="normal" style:font-weight-complex="normal"/>
    </style:style>
    <style:style style:name="T8" style:family="text">
      <style:text-properties officeooo:rsid="0023a15c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htridge: Planning the research</text:p>
      <text:list xml:id="list496991400343267391" text:style-name="L1">
        <text:list-item>
          <text:p text:style-name="P2">title: descriptive of the major focus, not too long</text:p>
        </text:list-item>
        <text:list-item>
          <text:p text:style-name="P2">identifying information: </text:p>
        </text:list-item>
        <text:list-item>
          <text:p text:style-name="P2">problem identification and explanation: the problem and rationale for the objective; addressing disciplinary, subject-matter or problem-solving; 1. step – developing general persepctive and broadef area problem → 2. narrowing to a carefully developed subpart that researchable within the contraints of the project; problem and justification section</text:p>
        </text:list-item>
        <text:list-item>
          <text:p text:style-name="P2">objectives: what the research intends to find out, discove, accomplish – identify the goals NOT the means; one sentence of general objective and list of specific objectives (oriented in produing knowledge) / prescription; justified by the problem statement and are the point of focus of the methods and procedures!</text:p>
        </text:list-item>
        <text:list-item>
          <text:p text:style-name="P2">Literature review: relevant litearture through the problem, objectives, methods or/and conceptual framework/</text:p>
        </text:list-item>
        <text:list-item>
          <text:p text:style-name="P3">conceptual framework: is analysis using concepts that the specific problem requires – it is a ceonceptual analsis of the problem – might be directly affercted by the literature review- may lay some foundations for the methods (not focus) – central purspose = ensure that researcher are examininf problem with appropriate concents</text:p>
        </text:list-item>
        <text:list-item>
          <text:p text:style-name="P3">methods and procedure: how the obejctives will be achieved – data to be collected, analytical techniques, sequence of procedures, derivations from empirical estimates</text:p>
        </text:list-item>
        <text:list-item>
          <text:p text:style-name="P3">references</text:p>
        </text:list-item>
        <text:list-item>
          <text:p text:style-name="P4">the research problem and objectives</text:p>
        </text:list-item>
        <text:list-item>
          <text:p text:style-name="P11">problem = discrepany between what is known and what is neede to be known</text:p>
        </text:list-item>
        <text:list-item>
          <text:p text:style-name="P11">1. problem of obtaining information and whi<text:span text:style-name="T1">c</text:span>h data re<text:span text:style-name="T1">v</text:span>eals the potential solution <text:span text:style-name="T1">(research problem component); 2. problem of examining alternative approaches – decision problem component; 3. action problem (which decision to make)</text:span></text:p>
        </text:list-item>
        <text:list-item>
          <text:p text:style-name="P5">research vs. decision: <text:span text:style-name="T2">go tohether in subject-matter and problem-solving; disciplinary often without a specific decision/action purpose</text:span></text:p>
        </text:list-item>
        <text:list-item>
          <text:p text:style-name="P6"><text:span text:style-name="T2">scheme: feedback between decision and action and analytics keeps the analitical closely connected to the decision problems</text:span></text:p>
        </text:list-item>
        <text:list-item>
          <text:p text:style-name="P6">research problem identification: </text:p>
        </text:list-item>
        <text:list-item>
          <text:p text:style-name="P12">research problem = justification for the research inquiry (disciplinary, subject-matter, problem-solving)</text:p>
        </text:list-item>
        <text:list-item>
          <text:p text:style-name="P13">the problem exists independently from the research – but the individuals research addresses it</text:p>
        </text:list-item>
        <text:list-item>
          <text:p text:style-name="P13">researchable problem: very specific problem at which the objectives of the research are directed – lack of knowledge, when we try to exaplin <text:span text:style-name="T8">(problematic situation is a broad problem are or a set of problmes) → research efforts must be achievable within the contraints</text:span></text:p>
        </text:list-item>
        <text:list-item>
          <text:p text:style-name="P7">problem statement: <text:span text:style-name="T2">the researchable problem is always linked to a mor general problem; therefore good two have two parts of the problem statement: the general problem (the problematic situtation) – gives backgorund of the problem, needs to be tailored for the audience and the specific problem</text:span></text:p>
        </text:list-item>
        <text:list-item>
          <text:p text:style-name="P8"><text:span text:style-name="T2">specific problem – to which the knowledge is needed – just have to specify WHICH knowledge in needed and WHY! To WHOM</text:span></text:p>
        </text:list-item>
        <text:list-item>
          <text:p text:style-name="P8"><text:span text:style-name="T2">efficient problem statement: 1. researchable problem must be sufficiently specific that it can be addressesed with available resources (CLEAR); 2. the dimension of the problem should be specified in the objective terms; </text:span><text:span text:style-name="T3">3. the problem must be described sufficiently <text:s/>that other people comprehend it; 4. the problem perception should be developed in a logical manner; 5. initiate </text:span><text:span text:style-name="T4">with research objective but develop to justification</text:span></text:p>
        </text:list-item>
        <text:list-item>
          <text:p text:style-name="P9">use of data: <text:span text:style-name="T5">examining the data is descriptive research – therefore is the process of identifying the problem</text:span></text:p>
        </text:list-item>
        <text:list-item>
          <text:p text:style-name="P10"><text:soft-page-break/>objectives: <text:span text:style-name="T2">address the specific research problem; 2 parts – one general objective and a set of specific ones (appendices!)</text:span></text:p>
        </text:list-item>
        <text:list-item>
          <text:p text:style-name="P10"><text:span text:style-name="T2">general objective: central objective, the main purpose (flow directly from the research problem)</text:span></text:p>
        </text:list-item>
        <text:list-item>
          <text:p text:style-name="P10"><text:span text:style-name="T2">specific objective: constitutes a set that contirbute to the general objective</text:span></text:p>
        </text:list-item>
        <text:list-item>
          <text:p text:style-name="P10">developing problem and objective statement</text:p>
        </text:list-item>
        <text:list-item>
          <text:p text:style-name="P14">segment problem area → logical componentes → issues, questions ( discuss the questions, what si already understood)</text:p>
        </text:list-item>
        <text:list-item>
          <text:p text:style-name="P14">if you start at the research problem – work back: why the problem exists, to whom it is a problem and how it became a problem</text:p>
        </text:list-item>
        <text:list-item>
          <text:p text:style-name="P15">one you define general objective: specific: what components must be determined or understood</text:p>
        </text:list-item>
        <text:list-item>
          <text:p text:style-name="P16">when determining economic optimum: determining the costs and benefits are specific objective (optimisation is the general)</text:p>
        </text:list-item>
        <text:list-item>
          <text:p text:style-name="P17">avoid confusing them with methods! - WHAT is needed to achieve, methods – HOW (<text:span text:style-name="T9">to construct a model … is a method!)</text:span></text:p>
        </text:list-item>
      </text:list>
      <text:p text:style-name="P18"><text:span text:style-name="T9"/></text:p>
      <text:p text:style-name="P18">LITERATURE REVIEW</text:p>
      <text:list xml:id="list5206370927772069041" text:style-name="L2">
        <text:list-item>
          <text:p text:style-name="P19">understand the strenghts and weaknesses of the prior research</text:p>
        </text:list-item>
        <text:list-item>
          <text:p text:style-name="P19">connected to the research focus through the problem, objectives, conceptual framework, methods, procedures</text:p>
        </text:list-item>
        <text:list-item>
          <text:p text:style-name="P19">identify feasible / unfeasible approaches</text:p>
        </text:list-item>
        <text:list-item>
          <text:p text:style-name="P19">prevent duplicates of prior work, identify frontiers in the field – the purpose of research (how it adds tog eneral knowledge); provides ideas for technique, source …; develop design (what did not work); reveal conceptual insights, basis for hypotheses</text:p>
        </text:list-item>
        <text:list-item>
          <text:p text:style-name="P20">search process: </text:p>
        </text:list-item>
        <text:list-item>
          <text:p text:style-name="P20"><text:span text:style-name="T2">only reviewed literature – not neceseraly correct, but had some checks for validtiy, accuracy and corectness</text:span></text:p>
        </text:list-item>
        <text:list-item>
          <text:p text:style-name="P20"><text:span text:style-name="T2">key words (start with a broader range, narrow them down)</text:span></text:p>
        </text:list-item>
        <text:list-item>
          <text:p text:style-name="P20"><text:span text:style-name="T2">start with recent research – get quickly up to date and get links to prior references</text:span></text:p>
        </text:list-item>
        <text:list-item>
          <text:p text:style-name="P21"><text:span text:style-name="T2">how ti relates it your research!!!</text:span></text:p>
        </text:list-item>
        <text:list-item>
          <text:p text:style-name="P21">notes: <text:span text:style-name="T2">note the problem, objectives, methods, findings and conclusions – how it is relevant to your study, mark problems not addressed</text:span></text:p>
        </text:list-item>
        <text:list-item>
          <text:p text:style-name="P21"><text:span text:style-name="T2">note cards</text:span></text:p>
        </text:list-item>
        <text:list-item>
          <text:p text:style-name="P21">writing the literature review: <text:span text:style-name="T2">describing, analysing, criti</text:span><text:span text:style-name="T6">q</text:span><text:span text:style-name="T2">uing previous work, </text:span><text:span text:style-name="T6">shortcomings and contributions</text:span></text:p>
        </text:list-item>
        <text:list-item>
          <text:p text:style-name="P22"><text:span text:style-name="T2">first developed ann outline – recommended an introduction, a summary of clear throughts</text:span></text:p>
        </text:list-item>
        <text:list-item>
          <text:p text:style-name="P22"><text:span text:style-name="T2">use subheadings – if needed – within a group – organise in the chronological manner</text:span></text:p>
        </text:list-item>
        <text:list-item>
          <text:p text:style-name="P22"><text:span text:style-name="T2">summerise → analyse → compare → contrast the reviewed literature</text:span></text:p>
        </text:list-item>
        <text:list-item>
          <text:p text:style-name="P22"><text:span text:style-name="T2">avoid long citations, restating the details is not the goal!</text:span></text:p>
        </text:list-item>
        <text:list-item>
          <text:p text:style-name="P24">Reference: <text:span text:style-name="T7">to provide supporting evidence, to assign responsibility for ideas, to provide reader with with detail on the summarised data, give credit</text:span></text:p>
        </text:list-item>
        <text:list-item>
          <text:p text:style-name="P25"><text:span text:style-name="T7">f</text:span><text:span text:style-name="T2">ootnote, endnote, parenthetical references</text:span></text:p>
        </text:list-item>
      </text:list>
      <text:p text:style-name="P23"><text:span text:style-name="T2"/></text:p>
      <text:p text:style-name="P26"><text:span text:style-name="T2">CONCEPTUAL FRAMEWORK</text:span></text:p>
      <text:list xml:id="list5490653888214322125" text:style-name="L4">
        <text:list-item>
          <text:p text:style-name="P27"><text:span text:style-name="T2">complementary to problem description, statement of objectives and literature review – not a subsequent step</text:span></text:p>
        </text:list-item>
        <text:list-item>
          <text:p text:style-name="P28"><text:span text:style-name="T2">to have a concept – to be able to thing and reason about it <text:s/>- concepts are generalisations</text:span></text:p>
        </text:list-item>
        <text:list-item>
          <text:p text:style-name="P28"><text:span text:style-name="T2">logical mental construction of one or more relationships</text:span></text:p>
        </text:list-item>
        <text:list-item>
          <text:p text:style-name="P28"><text:span text:style-name="T2">it is abstract, it can be reasoned through</text:span></text:p>
        </text:list-item>
        <text:list-item>
          <text:p text:style-name="P28"><text:soft-page-break/><text:span text:style-name="T2">the relationships are causal in nature – tend to explain how and why</text:span></text:p>
        </text:list-item>
        <text:list-item>
          <text:p text:style-name="P28"><text:span text:style-name="T2">conceptual analysis thgough the problem to all hypotheses</text:span></text:p>
        </text:list-item>
        <text:list-item>
          <text:p text:style-name="P28"><text:span text:style-name="T2">is dircted toward the problem – </text:span>not the objective or the methods</text:p>
        </text:list-item>
        <text:list-item>
          <text:p text:style-name="P28"><text:span text:style-name="T2">purely conceptual – without regard to empirical evidence or data → to lead and justify hypotheses</text:span></text:p>
        </text:list-item>
        <text:list-item>
          <text:p text:style-name="P28"><text:span text:style-name="T2">it is a analysis of the research problems using theory – identifiying the theories and concepts then apply them to specific conceptual analysis</text:span></text:p>
        </text:list-item>
        <text:list-item>
          <text:p text:style-name="P28"><text:span text:style-name="T2">if the theory is not developed – the task is to develop a theory – refine / modify</text:span></text:p>
        </text:list-item>
        <text:list-item>
          <text:p text:style-name="P29"><text:span text:style-name="T2">it might provide a theoretical link between objectived and methods</text:span></text:p>
        </text:list-item>
        <text:list-item>
          <text:p text:style-name="P29"><text:span text:style-name="T2">identify relationships that are needed to achieve the obejctives, common to point to relevat variables within relationships</text:span></text:p>
        </text:list-item>
        <text:list-item>
          <text:p text:style-name="P29"><text:span text:style-name="T2">a) source of the problem; b) alternative solutions; c)identification of variables d) conceptualise relationships in a system e) hypotheses to be test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8:02:19.282872275</meta:creation-date>
    <dc:date>2017-12-22T15:02:10.277777582</dc:date>
    <meta:editing-duration>PT16M5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64" meta:word-count="1091" meta:character-count="7079" meta:non-whitespace-character-count="6076"/>
  </office:meta>
</office:document-meta>
</file>